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a6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tyle&gt;</text:p>
      <text:p text:style-name="Standard"><text:s text:c="4"/>/* Remove the navbar's default margin-bottom and rounded borders */ </text:p>
      <text:p text:style-name="Standard"><text:s text:c="4"/>.navbar {</text:p>
      <text:p text:style-name="Standard"><text:s text:c="6"/>margin-bottom: 0;</text:p>
      <text:p text:style-name="Standard"><text:s text:c="6"/>border-radius: 0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.row.content {height: 450px}</text:p>
      <text:p text:style-name="Standard"><text:s text:c="4"/></text:p>
      <text:p text:style-name="Standard"><text:s text:c="4"/></text:p>
      <text:p text:style-name="Standard"><text:s text:c="4"/>.sidenav {</text:p>
      <text:p text:style-name="Standard"><text:s text:c="6"/>padding-top: 20px;</text:p>
      <text:p text:style-name="Standard"><text:s text:c="6"/>background-color: #f1f1f1;</text:p>
      <text:p text:style-name="Standard"><text:s text:c="6"/>height: 100%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footer {</text:p>
      <text:p text:style-name="Standard"><text:s text:c="6"/>background-color: #555;</text:p>
      <text:p text:style-name="Standard"><text:s text:c="6"/>color: white;</text:p>
      <text:p text:style-name="Standard"><text:s text:c="6"/>padding: 15px;</text:p>
      <text:p text:style-name="Standard"><text:s text:c="4"/>}</text:p>
      <text:p text:style-name="Standard"><text:s text:c="4"/></text:p>
      <text:p text:style-name="Standard"><text:s/></text:p>
      <text:p text:style-name="Standard"><text:s text:c="4"/>@media screen and (max-width: 767px) {</text:p>
      <text:p text:style-name="Standard"><text:s text:c="6"/>.sidenav {</text:p>
      <text:p text:style-name="Standard"><text:s text:c="8"/>height: auto;</text:p>
      <text:p text:style-name="Standard"><text:s text:c="8"/>padding: 15px;</text:p>
      <text:p text:style-name="Standard"><text:s text:c="6"/>}</text:p>
      <text:p text:style-name="Standard"><text:s text:c="6"/>.row.content {height:auto;} </text:p>
      <text:p text:style-name="Standard"><text:s text:c="4"/>}</text:p>
      <text:p text:style-name="Standard"><text:s text:c="2"/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2:07:28.860000000</meta:creation-date>
    <dc:date>2019-03-16T22:13:33.731000000</dc:date>
    <meta:editing-duration>PT6M5S</meta:editing-duration>
    <meta:editing-cycles>1</meta:editing-cycles>
    <meta:document-statistic meta:table-count="0" meta:image-count="0" meta:object-count="0" meta:page-count="1" meta:paragraph-count="33" meta:word-count="56" meta:character-count="540" meta:non-whitespace-character-count="354"/>
    <meta:generator>LibreOffice/5.4.0.3$Windows_X86_64 LibreOffice_project/7556cbc6811c9d992f4064ab9287069087d7f62c</meta:generator>
  </office:meta>
</office:document-meta>
</file>